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29bbf2" officeooo:paragraph-rsid="0009a332" style:font-weight-asian="normal" style:font-weight-complex="normal"/>
    </style:style>
    <style:style style:name="P2" style:family="paragraph" style:parent-style-name="Standard">
      <style:text-properties fo:font-weight="bold" officeooo:rsid="0009a332" officeooo:paragraph-rsid="0009a332" style:font-weight-asian="bold" style:font-weight-complex="bold"/>
    </style:style>
    <style:style style:name="P3" style:family="paragraph" style:parent-style-name="Standard">
      <style:text-properties fo:font-weight="bold" officeooo:paragraph-rsid="0009a332" style:font-weight-asian="bold" style:font-weight-complex="bold"/>
    </style:style>
    <style:style style:name="P4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none" fo:font-weight="normal" officeooo:rsid="001eba89" officeooo:paragraph-rsid="0009a332" style:font-size-asian="10p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none" fo:font-weight="normal" officeooo:rsid="0029bbf2" officeooo:paragraph-rsid="0009a332" style:font-size-asian="10pt" style:font-weight-asian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29bbf2" officeooo:paragraph-rsid="0009a33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officeooo:paragraph-rsid="0009a332"/>
    </style:style>
    <style:style style:name="P8" style:family="paragraph" style:parent-style-name="Standard">
      <style:text-properties fo:color="#000000" style:font-name="Monospace1" fo:font-size="10pt" fo:font-weight="bold" officeooo:paragraph-rsid="0009a332" style:font-size-asian="10pt" style:font-weight-asian="bold" style:font-weight-complex="bold"/>
    </style:style>
    <style:style style:name="P9" style:family="paragraph" style:parent-style-name="Standard">
      <style:text-properties fo:color="#000000" style:font-name="Monospace1" fo:font-size="10pt" officeooo:paragraph-rsid="0009a332" style:font-size-asian="10pt"/>
    </style:style>
    <style:style style:name="P10" style:family="paragraph" style:parent-style-name="Standard">
      <style:text-properties fo:color="#000000" style:font-name="Monospace1" fo:font-size="10pt" fo:font-weight="normal" officeooo:rsid="001b1b4a" officeooo:paragraph-rsid="0009a332" style:font-size-asian="10pt" style:font-weight-asian="normal" style:font-weight-complex="normal"/>
    </style:style>
    <style:style style:name="P11" style:family="paragraph" style:parent-style-name="Standard">
      <style:text-properties fo:color="#000000" style:font-name="Monospace1" fo:font-size="10pt" fo:font-weight="normal" officeooo:rsid="001eba89" officeooo:paragraph-rsid="0009a332" style:font-size-asian="10pt" style:font-weight-asian="normal" style:font-weight-complex="normal"/>
    </style:style>
    <style:style style:name="P12" style:family="paragraph" style:parent-style-name="Standard">
      <style:text-properties fo:color="#000000" style:font-name="Monospace1" fo:font-size="10pt" style:text-underline-style="none" officeooo:rsid="0029bbf2" officeooo:paragraph-rsid="0009a332" style:font-size-asian="10pt"/>
    </style:style>
    <style:style style:name="P13" style:family="paragraph" style:parent-style-name="Standard">
      <style:text-properties fo:color="#000000" style:font-name="Monospace1" fo:font-size="10pt" style:text-underline-style="none" fo:font-weight="normal" officeooo:rsid="002651db" officeooo:paragraph-rsid="0009a332" style:font-size-asian="10pt" style:font-weight-asian="normal" style:font-weight-complex="normal"/>
    </style:style>
    <style:style style:name="P14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normal" officeooo:paragraph-rsid="0009a332" style:font-size-asian="10pt"/>
    </style:style>
    <style:style style:name="P15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normal" officeooo:rsid="0029bbf2" officeooo:paragraph-rsid="0009a332" style:font-size-asian="10pt"/>
    </style:style>
    <style:style style:name="P16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normal" officeooo:paragraph-rsid="0009a332" style:font-size-asian="10pt" style:font-weight-asian="bold" style:font-weight-complex="bold"/>
    </style:style>
    <style:style style:name="P17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normal" officeooo:rsid="001eba89" officeooo:paragraph-rsid="0009a332" style:font-size-asian="10pt" style:font-weight-asian="bold" style:font-weight-complex="bold"/>
    </style:style>
    <style:style style:name="P18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normal" officeooo:rsid="002e251b" officeooo:paragraph-rsid="0009a332" style:font-size-asian="10pt" style:font-weight-asian="bold" style:font-weight-complex="bold"/>
    </style:style>
    <style:style style:name="P19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normal" officeooo:rsid="001eba89" officeooo:paragraph-rsid="0009a332" style:font-size-asian="10pt" style:font-weight-asian="normal" style:font-weight-complex="normal"/>
    </style:style>
    <style:style style:name="P20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bold" officeooo:paragraph-rsid="0009a332" style:font-size-asian="10pt" style:font-weight-asian="bold" style:font-weight-complex="bold"/>
    </style:style>
    <style:style style:name="P21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none" fo:font-weight="normal" officeooo:rsid="0029bbf2" officeooo:paragraph-rsid="0009a332" style:font-size-asian="10pt"/>
    </style:style>
    <style:style style:name="P22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none" fo:font-weight="normal" officeooo:rsid="001eba89" officeooo:paragraph-rsid="0009a332" style:font-size-asian="10pt" style:font-weight-asian="bold" style:font-weight-complex="bold"/>
    </style:style>
    <style:style style:name="P23" style:family="paragraph" style:parent-style-name="Standard">
      <style:text-properties fo:font-variant="normal" fo:text-transform="none" fo:color="#000000" style:font-name="Monospace" fo:font-size="10pt" fo:letter-spacing="normal" fo:font-style="italic" style:text-underline-style="solid" style:text-underline-width="auto" style:text-underline-color="font-color" fo:font-weight="normal" officeooo:rsid="0029bbf2" officeooo:paragraph-rsid="0009a332" style:font-size-asian="10pt" style:font-style-asian="italic" style:font-style-complex="italic"/>
    </style:style>
    <style:style style:name="P24" style:family="paragraph" style:parent-style-name="Standard">
      <style:text-properties fo:font-variant="normal" fo:text-transform="none" fo:color="#000000" style:font-name="Monospace" fo:font-size="10pt" fo:letter-spacing="normal" fo:font-style="italic" style:text-underline-style="solid" style:text-underline-width="auto" style:text-underline-color="font-color" fo:font-weight="normal" officeooo:rsid="002e251b" officeooo:paragraph-rsid="0009a332" style:font-size-asian="10pt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variant="normal" fo:text-transform="none" fo:color="#000000" style:font-name="Monospace1" fo:font-size="10pt" fo:letter-spacing="normal" fo:font-style="italic" style:text-underline-style="solid" style:text-underline-width="auto" style:text-underline-color="font-color" fo:font-weight="normal" officeooo:rsid="002651db" officeooo:paragraph-rsid="0009a332" style:font-size-asian="10pt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variant="normal" fo:text-transform="none" fo:color="#000000" style:font-name="Monospace1" fo:font-size="10pt" fo:letter-spacing="normal" fo:font-style="normal" style:text-underline-style="none" fo:font-weight="normal" officeooo:rsid="002651db" officeooo:paragraph-rsid="0009a332" style:font-size-asian="10pt" style:font-weight-asian="normal" style:font-weight-complex="normal"/>
    </style:style>
    <style:style style:name="P27" style:family="paragraph" style:parent-style-name="Standard">
      <style:text-properties fo:font-variant="normal" fo:text-transform="none" fo:color="#000000" style:font-name="Monospace1" fo:font-size="10pt" fo:letter-spacing="normal" fo:font-style="normal" style:text-underline-style="none" fo:font-weight="normal" officeooo:rsid="002e251b" officeooo:paragraph-rsid="0009a332" style:font-size-asian="10pt" style:font-weight-asian="normal" style:font-weight-complex="normal"/>
    </style:style>
    <style:style style:name="P28" style:family="paragraph" style:parent-style-name="Standard">
      <style:text-properties fo:font-variant="normal" fo:text-transform="none" fo:color="#000000" style:font-name="Monospace1" fo:font-size="10pt" fo:letter-spacing="normal" fo:font-style="normal" style:text-underline-style="none" fo:font-weight="normal" officeooo:rsid="0029bbf2" officeooo:paragraph-rsid="0009a332" style:font-size-asian="10pt" style:font-weight-asian="normal" style:font-weight-complex="normal"/>
    </style:style>
    <style:style style:name="P29" style:family="paragraph" style:parent-style-name="Standard">
      <style:text-properties fo:font-variant="normal" fo:text-transform="none" fo:color="#000000" style:font-name="Monospace1" fo:font-size="10pt" fo:letter-spacing="normal" fo:font-style="normal" style:text-underline-style="none" fo:font-weight="normal" officeooo:rsid="002e251b" officeooo:paragraph-rsid="0009a332" style:font-size-asian="10pt" style:font-weight-asian="bold" style:font-weight-complex="bold"/>
    </style:style>
    <style:style style:name="P30" style:family="paragraph" style:parent-style-name="Standard">
      <style:text-properties fo:font-variant="normal" fo:text-transform="none" fo:color="#1155cc" style:font-name="Arial" fo:font-size="9.75pt" fo:letter-spacing="normal" fo:font-style="normal" style:text-underline-style="solid" style:text-underline-width="auto" style:text-underline-color="font-color" fo:font-weight="normal" officeooo:paragraph-rsid="0009a332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paragraph-rsid="0009a332" style:font-size-asian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text-underline-style="none" officeooo:paragraph-rsid="0009a332" style:font-size-asian="10pt"/>
    </style:style>
    <style:style style:name="T1" style:family="text">
      <style:text-properties fo:font-variant="normal" fo:text-transform="none" fo:color="#000000" style:font-name="Monospace1" fo:font-size="10pt" fo:letter-spacing="normal" fo:font-style="normal" style:font-size-asian="10pt"/>
    </style:style>
    <style:style style:name="T2" style:family="text">
      <style:text-properties fo:font-variant="normal" fo:text-transform="none" fo:color="#000000" style:font-name="Monospace1" fo:font-size="10pt" fo:letter-spacing="normal" fo:font-style="normal" officeooo:rsid="002e58e2" style:font-size-asian="10pt"/>
    </style:style>
    <style:style style:name="T3" style:family="text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normal" style:font-size-asian="10pt"/>
    </style:style>
    <style:style style:name="T4" style:family="text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normal" officeooo:rsid="001c5c24" style:font-size-asian="10pt"/>
    </style:style>
    <style:style style:name="T5" style:family="text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style:font-size-asian="10pt"/>
    </style:style>
    <style:style style:name="T6" style:family="text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officeooo:rsid="001eba89" style:font-size-asian="10pt"/>
    </style:style>
    <style:style style:name="T7" style:family="text">
      <style:text-properties fo:font-variant="normal" fo:text-transform="none" fo:color="#000000" style:font-name="Monospace" fo:font-size="10pt" fo:letter-spacing="normal" style:font-size-asian="10pt"/>
    </style:style>
    <style:style style:name="T8" style:family="text">
      <style:text-properties fo:font-variant="normal" fo:text-transform="none" fo:color="#000000" style:font-name="Monospace" fo:font-size="10pt" fo:letter-spacing="normal" officeooo:rsid="0029f593" style:font-size-asian="10pt"/>
    </style:style>
    <style:style style:name="T9" style:family="text">
      <style:text-properties fo:font-size="14pt" fo:font-weight="bold" officeooo:rsid="0009a332" style:font-size-asian="14pt" style:font-weight-asian="bold" style:font-size-complex="14pt" style:font-weight-complex="bold"/>
    </style:style>
    <style:style style:name="T10" style:family="text">
      <style:text-properties style:font-name="Monospace1"/>
    </style:style>
    <style:style style:name="T11" style:family="text">
      <style:text-properties style:font-name="Monospace1" officeooo:rsid="002e58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span text:style-name="T9">Cassandra Driver Performance Experiments</text:span></text:p>
      <text:p text:style-name="Standard"/>
      <text:p text:style-name="Standard"/>
      <text:p text:style-name="P2">1) CDATA</text:p>
      <text:p text:style-name="P2"/>
      <text:p text:style-name="P8">Table: Name: Cdata.test.sampletable</text:p>
      <text:p text:style-name="P9"/>
      <text:p text:style-name="P7"><text:span text:style-name="T4">Count</text:span><text:span text:style-name="T3"> = 50002</text:span></text:p>
      <text:p text:style-name="P14"/>
      <text:p text:style-name="P10">Schema:</text:p>
      <text:p text:style-name="P9">address cassandra:UDT 2000</text:p>
      <text:p text:style-name="P31">firstname VARCHAR 2000</text:p>
      <text:p text:style-name="P31">food cassandra:UDT 2000</text:p>
      <text:p text:style-name="P31">id INT 10</text:p>
      <text:p text:style-name="P9">lastname VARCHAR 2000</text:p>
      <text:p text:style-name="P30"/>
      <text:p text:style-name="P23">Experiments:</text:p>
      <text:p text:style-name="P15"/>
      <text:p text:style-name="P6"><text:span text:style-name="T7">Av</text:span><text:span text:style-name="T8">e</text:span><text:span text:style-name="T7">raged Over: 3 Exp’s</text:span></text:p>
      <text:p text:style-name="P21">Database connection time (ms): 760, Driver Type: Cassandra</text:p>
      <text:p text:style-name="P32">NumRowsFound = 50002</text:p>
      <text:p text:style-name="P32">Trail Run: Query Time (ms): 1,095, .Query "SELECT COUNT(*) as NumRowsFound FROM [Cdata].[test].[sampletable]"</text:p>
      <text:p text:style-name="P32">Query Time (ms): 1,761, Driver Type: Cassandra </text:p>
      <text:p text:style-name="P32"><text:s/>.......Query "SELECT address, food FROM [Cdata].[test].[sampletable]"</text:p>
      <text:p text:style-name="P32">Query Time (ms): 2,373, Driver Type: Cassandra </text:p>
      <text:p text:style-name="P12"><text:s/>.......Query "SELECT address, firstname, food, lastname, id, <text:s/>FROM [Cdata].[test].[sampletable]"</text:p>
      <text:p text:style-name="P14"/>
      <text:p text:style-name="P8">Table: Name: Cdata.test.restaurants</text:p>
      <text:p text:style-name="P8"/>
      <text:p text:style-name="P3"><text:span text:style-name="T4">Count</text:span><text:span text:style-name="T3"> = 18559</text:span></text:p>
      <text:p text:style-name="P16"/>
      <text:p text:style-name="P17">Schema:</text:p>
      <text:p text:style-name="P4">address cassandra:UDT 2000</text:p>
      <text:p text:style-name="P31">borough VARCHAR 2000</text:p>
      <text:p text:style-name="P31">cuisine VARCHAR 2000</text:p>
      <text:p text:style-name="P31">grades cassandra:List 2000</text:p>
      <text:p text:style-name="P31">id VARCHAR 2000</text:p>
      <text:p text:style-name="P31">name VARCHAR 2000</text:p>
      <text:p text:style-name="P11">restaurant_id INT 10</text:p>
      <text:p text:style-name="P19"/>
      <text:p text:style-name="P25">Experiments:</text:p>
      <text:p text:style-name="P26"/>
      <text:p text:style-name="P1"><text:span text:style-name="T1">Aver</text:span><text:span text:style-name="T2">a</text:span><text:span text:style-name="T1">ged Over: 3 Exps</text:span></text:p>
      <text:p text:style-name="P26">Database connection time (ms): 699, Driver Type: Cassandra</text:p>
      <text:p text:style-name="P31">NumRowsFound = 18559</text:p>
      <text:p text:style-name="P31">Trail Run: Query Time (ms): 1,238, .Query "SELECT COUNT(*) as NumRowsFound FROM [Cdata].[test].[restaurants]"</text:p>
      <text:p text:style-name="P31">Query Time (ms): 3,642, Driver Type: Cassandra </text:p>
      <text:p text:style-name="P31"><text:s/>.......Query "SELECT address, cuisine, grades FROM [Cdata].[test].[restaurants]"</text:p>
      <text:p text:style-name="P31">Query Time (ms): 3,586, Driver Type: Cassandra </text:p>
      <text:p text:style-name="P13"><text:s/>.......Query "SELECT address, cuisine, borough, grades, name, restaurant_id FROM [Cdata].[test].[restaurants]"</text:p>
      <text:p text:style-name="P19"/>
      <text:p text:style-name="P19"/>
      <text:p text:style-name="P3"><text:span text:style-name="T6">Table: Name: Cdata.test.</text:span><text:span text:style-name="T5">utmfileanalyze_details</text:span></text:p>
      <text:p text:style-name="P20"/>
      <text:p text:style-name="P17">Schema:</text:p>
      <text:p text:style-name="P4"><text:soft-page-break/>advancedtest_time INT 10<text:line-break/>analyze_feature VARCHAR 2000<text:line-break/>analyze_result VARCHAR 2000<text:line-break/>colo VARCHAR 2000<text:line-break/>create_time TIMESTAMP 25<text:line-break/>dynamictest_time INT 10<text:line-break/>file_create_date TIMESTAMP 25<text:line-break/>file_modify_date TIMESTAMP 25<text:line-break/>file_size INT 10<text:line-break/>file_type VARCHAR 2000<text:line-break/>filestatus VARCHAR 2000<text:line-break/>finish_time TIMESTAMP 25<text:line-break/>from_ip VARCHAR 2000<text:line-break/>fromip_int BIGINT 20<text:line-break/>session_type VARCHAR 2000<text:line-break/>sha256 VARCHAR 2000<text:line-break/>start_time TIMESTAMP 25<text:line-break/>statictesttimsec INT 10<text:line-break/>status VARCHAR 2000<text:line-break/>submit_method VARCHAR 2000<text:line-break/>task_type VARCHAR 2000<text:line-break/>to_ip VARCHAR 2000<text:line-break/>toip_int INT 10<text:line-break/>utm_sr_no VARCHAR 2000</text:p>
      <text:p text:style-name="P17"/>
      <text:p text:style-name="P24">Experiments:</text:p>
      <text:p text:style-name="P18"/>
      <text:p text:style-name="P5"><text:span text:style-name="T10">Aver</text:span><text:span text:style-name="T11">a</text:span><text:span text:style-name="T10">ged Over: </text:span><text:span text:style-name="T11">1 Exp</text:span></text:p>
      <text:p text:style-name="P27">Database connection time (ms): 520, Driver Type: Cassandra</text:p>
      <text:p text:style-name="P31">NumRowsFound = 150000</text:p>
      <text:p text:style-name="P31">Trail Run: Query Time (ms): 3,068, .Query "SELECT COUNT(*) as NumRowsFound FROM [Cdata].[test].[utmfileanalyze_details]"</text:p>
      <text:p text:style-name="P31">Query Time (ms): 8,970, Driver Type: Cassandra </text:p>
      <text:p text:style-name="P31"><text:s/>.......Query "SELECT create_time FROM [Cdata].[test].[utmfileanalyze_details]"</text:p>
      <text:p text:style-name="P31">Query Time (ms): 12,585, Driver Type: Cassandra </text:p>
      <text:p text:style-name="P31"><text:s/>.......Query "SELECT sha256 FROM [Cdata].[test].[utmfileanalyze_details]"</text:p>
      <text:p text:style-name="P31">Query Time (ms): 15,307, Driver Type: Cassandra </text:p>
      <text:p text:style-name="P29"><text:s/>.......Query "SELECT create_time, status, file_size, fromip_int, sha256 <text:s/>FROM [Cdata].[test].[utmfileanalyze_details]"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5:02:37.395242554</meta:creation-date>
    <dc:date>2020-05-20T15:06:42.249147967</dc:date>
    <meta:editing-duration>PT4M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319" meta:character-count="2654" meta:non-whitespace-character-count="2368"/>
  </office:meta>
</office:document-meta>
</file>